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09900000052E17FE6E1.eps" manifest:media-type=""/>
  <manifest:file-entry manifest:full-path="Pictures/200000020000011200000074DAAD18D0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27cm" draw:marker-start-width="0.483cm" draw:marker-end-width="0.483cm" draw:fill="none" draw:textarea-horizontal-align="center" draw:textarea-vertical-align="middle" fo:padding-top="0.188cm" fo:padding-bottom="0.188cm" fo:padding-left="0.313cm" fo:padding-right="0.3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67cm" svg:height="1.35cm" svg:x="0.905cm" svg:y="0.452cm">
          <draw:image xlink:href="Pictures/200000020000011200000074DAAD18D0.eps" xlink:type="simple" xlink:show="embed" xlink:actuate="onLoad">
            <text:p/>
          </draw:image>
        </draw:frame>
        <draw:path draw:style-name="gr2" draw:text-style-name="P1" draw:layer="layout" svg:width="2.386cm" svg:height="1.371cm" draw:transform="skewX (0.0249582083035142) rotate (0.33737214441044) translate (1.33800893582167cm 0.878643235105734cm)" svg:viewBox="0 0 2387 1372" svg:d="m0 13c164-67 292 140 278 273-17 166 100 288 204 382 95 87 213 144 337 171 134 30 275-9 412-19 139-10 280-35 420-3 124 28 248 75 337 173 93 100 187 207 297 292l102 90v0">
          <text:p/>
        </draw:path>
        <draw:frame draw:style-name="gr3" draw:text-style-name="P2" draw:layer="layout" svg:width="0.937cm" svg:height="0.911cm" svg:x="6.273cm" svg:y="1.343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3" draw:text-style-name="P2" draw:layer="layout" svg:width="1.2cm" svg:height="0.911cm" svg:x="2.698cm" svg:y="1.343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1" draw:text-style-name="P1" draw:layer="layout" svg:width="1.689cm" svg:height="1.133cm" svg:x="5.872cm" svg:y="0.364cm">
          <draw:image xlink:href="Pictures/200000020000009900000052E17FE6E1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7T20:04:51</dc:date>
    <dc:creator>kkk </dc:creator>
    <meta:editing-duration>PT3M29S</meta:editing-duration>
    <meta:editing-cycles>1</meta:editing-cycles>
    <meta:document-statistic meta:object-count="5"/>
    <meta:generator>LibreOffice/3.3$Linux LibreOffice_project/330m19$Build-401</meta:generator>
  </office:meta>
</office:document-meta>
</file>